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3.41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19.143cm"/>
    </style:style>
    <style:style style:name="ro3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1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135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36" style:family="table-cell" style:parent-style-name="Default">
      <style:text-properties style:text-position="" fo:font-size="20pt" style:font-size-asian="20pt" style:font-size-complex="20pt"/>
    </style:style>
    <style:style style:name="ce137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>
      <style:text-properties style:text-position="" fo:font-size="14pt" style:font-size-asian="14pt" style:font-size-complex="14pt"/>
    </style:style>
    <style:style style:name="ce139" style:family="table-cell" style:parent-style-name="Default">
      <style:text-properties fo:color="#3333ff" style:text-position="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0" style:family="table-cell" style:parent-style-name="Default">
      <style:text-properties fo:color="#800000" style:text-position="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ext-properties style:text-position="" fo:font-size="20pt" style:font-size-asian="20pt" style:font-size-complex="20pt"/>
    </style:style>
    <style:style style:name="ce51" style:family="table-cell" style:parent-style-name="Default"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60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61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8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9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40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1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7" style:family="table-cell" style:parent-style-name="Default">
      <style:text-properties fo:color="#009933"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4" style:family="table-cell" style:parent-style-name="Default">
      <style:text-properties fo:color="#6600ff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73" style:family="table-cell" style:parent-style-name="Default">
      <style:text-properties fo:color="#6600ff" fo:font-size="15pt" style:font-size-asian="15pt" style:font-size-complex="15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6" style:family="table-cell" style:parent-style-name="Default">
      <style:text-properties fo:font-size="20pt" style:font-size-asian="20pt" style:font-size-complex="20pt"/>
    </style:style>
    <style:style style:name="ce77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8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0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87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88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ce70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8" office:value-type="string" calcext:value-type="string">
            <text:p>Assignment (# of problems)</text:p>
          </table:table-cell>
          <table:table-cell table:style-name="ce43" office:value-type="string" calcext:value-type="string">
            <text:p>Solved</text:p>
          </table:table-cell>
          <table:table-cell table:style-name="ce43" office:value-type="string" calcext:value-type="string">
            <text:p>Time (Hrs)</text:p>
          </table:table-cell>
          <table:table-cell table:style-name="ce43" office:value-type="string" calcext:value-type="string">
            <text:p>Date</text:p>
          </table:table-cell>
          <table:table-cell table:style-name="ce71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1/07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3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2" calcext:value-type="date">
            <text:p>42938</text:p>
          </table:table-cell>
          <table:table-cell table:style-name="ce32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3" calcext:value-type="date">
            <text:p>42939</text:p>
          </table:table-cell>
          <table:table-cell table:style-name="ce32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3 : IPCTRAIN, EXPTREE, PSHTTR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4" calcext:value-type="date">
            <text:p>42940</text:p>
          </table:table-cell>
          <table:table-cell table:style-name="ce32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>
            <text:p>3 : IPCTRAIN, EXPTREE, PSHTT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5" calcext:value-type="date">
            <text:p>42941</text:p>
          </table:table-cell>
          <table:table-cell table:style-name="ce32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3 Editorials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6" calcext:value-type="date">
            <text:p>42942</text:p>
          </table:table-cell>
          <table:table-cell table:style-name="ce32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Read 1 Editorial for IPCTRAIN; EXPTRE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7-27" calcext:value-type="date">
            <text:p>42943</text:p>
          </table:table-cell>
          <table:table-cell table:style-name="ce32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omputer Programming 3 Book : introduction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28/07/2017 (Fri)</text:p>
          </table:table-cell>
          <table:table-cell table:style-name="ce32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Datastructres : Chapter 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29" calcext:value-type="date">
            <text:p>42945</text:p>
          </table:table-cell>
          <table:table-cell table:style-name="ce32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Practice Chapter 1 proble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0" calcext:value-type="date">
            <text:p>42946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segment-trees, fenwick-tress, disjointset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7-31" calcext:value-type="date">
            <text:p>42947</text:p>
          </table:table-cell>
          <table:table-cell table:style-name="ce32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understand paradigms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1" calcext:value-type="date">
            <text:p>42948</text:p>
          </table:table-cell>
          <table:table-cell table:style-name="ce32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book : Graphs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2" calcext:value-type="date">
            <text:p>42949</text:p>
          </table:table-cell>
          <table:table-cell table:style-name="ce32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Clrs : reading graph theory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2" office:value-type="date" office:date-value="2017-08-03" calcext:value-type="date">
            <text:p>42950</text:p>
          </table:table-cell>
          <table:table-cell table:style-name="ce32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CLRS: BST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04/08/2017 (Fri)</text:p>
          </table:table-cell>
          <table:table-cell table:style-name="ce32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RESCAL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5" calcext:value-type="date">
            <text:p>42952</text:p>
          </table:table-cell>
          <table:table-cell table:style-name="ce32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date" office:date-value="2017-08-06" calcext:value-type="date">
            <text:p>42953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7" calcext:value-type="date">
            <text:p>42954</text:p>
          </table:table-cell>
          <table:table-cell table:style-name="ce3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Spoj : basics 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08" calcext:value-type="date">
            <text:p>42955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>
            <text:p>edx course : Introductio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50" office:value-type="date" office:date-value="2017-08-09" calcext:value-type="date">
            <text:p>42956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>
            <text:p>edx course: <text:s/>practice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62" office:value-type="date" office:date-value="2017-08-10" calcext:value-type="date">
            <text:p>42957</text:p>
          </table:table-cell>
          <table:table-cell table:style-name="ce72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5"/>
          <table:covered-table-cell table:style-name="ce62"/>
          <table:covered-table-cell table:style-name="ce7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44"/>
          <table:covered-table-cell table:style-name="ce32"/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1/08/2017 (Fri)</text:p>
          </table:table-cell>
          <table:table-cell table:style-name="ce32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12/08/17 (Sat)</text:p>
          </table:table-cell>
          <table:table-cell table:style-name="ce32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3" calcext:value-type="date">
            <text:p>42960</text:p>
          </table:table-cell>
          <table:table-cell table:style-name="ce32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edx course : 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4" calcext:value-type="date">
            <text:p>42961</text:p>
          </table:table-cell>
          <table:table-cell table:style-name="ce32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5" calcext:value-type="date">
            <text:p>42962</text:p>
          </table:table-cell>
          <table:table-cell table:style-name="ce32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<text:s/>Theory <text:s/>: Linear DS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6" calcext:value-type="date">
            <text:p>42963</text:p>
          </table:table-cell>
          <table:table-cell table:style-name="ce32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edx course : <text:s/>practic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63" office:value-type="date" office:date-value="2017-08-17" calcext:value-type="date">
            <text:p>42964</text:p>
          </table:table-cell>
          <table:table-cell table:style-name="ce32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6"/>
          <table:covered-table-cell table:style-name="ce48"/>
          <table:covered-table-cell table:style-name="ce64"/>
          <table:covered-table-cell table:style-name="ce73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18/08/2017 (Fri)</text:p>
          </table:table-cell>
          <table:table-cell table:style-name="ce32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19" calcext:value-type="date">
            <text:p>42966</text:p>
          </table:table-cell>
          <table:table-cell table:style-name="ce32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 : <text:s/>practic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0" calcext:value-type="date">
            <text:p>42967</text:p>
          </table:table-cell>
          <table:table-cell table:style-name="ce74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62" office:value-type="date" office:date-value="2017-08-21" calcext:value-type="date">
            <text:p>42968</text:p>
          </table:table-cell>
          <table:table-cell table:style-name="ce32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2" calcext:value-type="date">
            <text:p>42969</text:p>
          </table:table-cell>
          <table:table-cell table:style-name="ce32" office:value-type="string" calcext:value-type="string">
            <text:p>Merge 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3" calcext:value-type="date">
            <text:p>42970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edx course : 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65" office:value-type="date" office:date-value="2017-08-24" calcext:value-type="date">
            <text:p>42971</text:p>
          </table:table-cell>
          <table:table-cell table:style-name="ce32" office:value-type="string" calcext:value-type="string">
            <text:p>Merge Sort Exercises</text:p>
          </table:table-cell>
          <table:table-cell table:number-columns-repeated="3"/>
        </table:table-row>
        <table:table-row table:style-name="ro10">
          <table:table-cell table:style-name="ce30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4"/>
          <table:covered-table-cell table:style-name="ce65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9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25/08/2017 (Fri)</text:p>
          </table:table-cell>
          <table:table-cell table:style-name="ce32" office:value-type="string" calcext:value-type="string">
            <text:p>Merge Sort Exercises in sedgewic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6" calcext:value-type="date">
            <text:p>42973</text:p>
          </table:table-cell>
          <table:table-cell table:style-name="ce32" office:value-type="string" calcext:value-type="string">
            <text:p>3-way mergesort, Multiway merge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8-27" calcext:value-type="date">
            <text:p>42974</text:p>
          </table:table-cell>
          <table:table-cell table:style-name="ce32" office:value-type="string" calcext:value-type="string">
            <text:p>Bottom-up mergesort for arrays, linked lis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8" calcext:value-type="date">
            <text:p>42975</text:p>
          </table:table-cell>
          <table:table-cell table:style-name="ce32" office:value-type="string" calcext:value-type="string">
            <text:p>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29" calcext:value-type="date">
            <text:p>42976</text:p>
          </table:table-cell>
          <table:table-cell table:style-name="ce32" office:value-type="string" calcext:value-type="string">
            <text:p>Quicksort 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0" calcext:value-type="date">
            <text:p>42977</text:p>
          </table:table-cell>
          <table:table-cell table:style-name="ce32" office:value-type="string" calcext:value-type="string">
            <text:p>Quicksort : <text:s/>DNF, <text:s/>3-way partition, <text:s/>sedgewick book, Hacker rank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8-31" calcext:value-type="date">
            <text:p>42978</text:p>
          </table:table-cell>
          <table:table-cell table:style-name="ce32" office:value-type="string" calcext:value-type="string">
            <text:p>Quicksort : coursera vedio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string" calcext:value-type="string">
            <text:p>01/09/2017 (Fri)</text:p>
          </table:table-cell>
          <table:table-cell table:style-name="ce32" office:value-type="string" calcext:value-type="string">
            <text:p>nuts and bolts problem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2" calcext:value-type="date">
            <text:p>42980</text:p>
          </table:table-cell>
          <table:table-cell table:style-name="ce32" office:value-type="string" calcext:value-type="string">
            <text:p>kth smallest in unsorted array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3" calcext:value-type="date">
            <text:p>42981</text:p>
          </table:table-cell>
          <table:table-cell table:style-name="ce32" office:value-type="string" calcext:value-type="string">
            <text:p>kth smallest, largest in 2 sorted arrays editorial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4" calcext:value-type="date">
            <text:p>42982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5" calcext:value-type="date">
            <text:p>42983</text:p>
          </table:table-cell>
          <table:table-cell table:style-name="ce32" office:value-type="string" calcext:value-type="string">
            <text:p>Be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06" calcext:value-type="date">
            <text:p>42984</text:p>
          </table:table-cell>
          <table:table-cell table:style-name="ce32" office:value-type="string" calcext:value-type="string">
            <text:p>Worst-case testcase generation program for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3 + 2.5</text:p>
          </table:table-cell>
          <table:table-cell table:style-name="ce50" office:value-type="date" office:date-value="2017-09-07" calcext:value-type="date">
            <text:p>42985</text:p>
          </table:table-cell>
          <table:table-cell table:style-name="ce32" office:value-type="string" calcext:value-type="string">
            <text:p>Median of 3 partitioning</text:p>
          </table:table-cell>
          <table:table-cell table:number-columns-repeated="3"/>
        </table:table-row>
        <table:table-row table:style-name="ro10">
          <table:table-cell table:style-name="ce31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4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.5" calcext:value-type="float">
            <text:p>1.5</text:p>
          </table:table-cell>
          <table:table-cell table:style-name="ce50" office:value-type="string" calcext:value-type="string">
            <text:p>08/09/2017 (Fri)</text:p>
          </table:table-cell>
          <table:table-cell table:style-name="ce32" office:value-type="string" calcext:value-type="string">
            <text:p>median of 5 elements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string" calcext:value-type="string">
            <text:p>09/09/2017 (sat)</text:p>
          </table:table-cell>
          <table:table-cell table:style-name="ce32" office:value-type="string" calcext:value-type="string">
            <text:p>median of 5 elements, sort 5 elements, fast 3 way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50" office:value-type="date" office:date-value="2017-09-10" calcext:value-type="date">
            <text:p>42988</text:p>
          </table:table-cell>
          <table:table-cell table:style-name="ce32" office:value-type="string" calcext:value-type="string">
            <text:p>Fast 3 way partition, tukey-ninther median of medians, randomized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1" calcext:value-type="date">
            <text:p>42989</text:p>
          </table:table-cell>
          <table:table-cell table:style-name="ce32" office:value-type="string" calcext:value-type="string">
            <text:p>anti q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2" calcext:value-type="date">
            <text:p>42990</text:p>
          </table:table-cell>
          <table:table-cell table:style-name="ce32" office:value-type="string" calcext:value-type="string">
            <text:p>anti qsort, dual pivot partition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date" office:date-value="2017-09-13" calcext:value-type="date">
            <text:p>42991</text:p>
          </table:table-cell>
          <table:table-cell table:style-name="ce38" office:value-type="string" calcext:value-type="string">
            <text:p>dual pivot quicksort</text:p>
          </table:table-cell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44" table:number-columns-repeated="2"/>
          <table:table-cell table:style-name="ce63" office:value-type="date" office:date-value="2017-09-14" calcext:value-type="date">
            <text:p>4299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5" calcext:value-type="date">
            <text:p>4299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6" calcext:value-type="date">
            <text:p>4299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7" calcext:value-type="date">
            <text:p>4299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8" calcext:value-type="date">
            <text:p>4299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19" calcext:value-type="date">
            <text:p>4299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0" calcext:value-type="date">
            <text:p>4299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1" calcext:value-type="date">
            <text:p>4299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string" calcext:value-type="string">
            <text:p>22/09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3" calcext:value-type="date">
            <text:p>4300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4" calcext:value-type="date">
            <text:p>4300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5" calcext:value-type="date">
            <text:p>4300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6" calcext:value-type="date">
            <text:p>4300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7" calcext:value-type="date">
            <text:p>4300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8" calcext:value-type="date">
            <text:p>4300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29" calcext:value-type="date">
            <text:p>4300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09-30" calcext:value-type="date">
            <text:p>4300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1" calcext:value-type="date">
            <text:p>4300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2" calcext:value-type="date">
            <text:p>4301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3" calcext:value-type="date">
            <text:p>4301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4" calcext:value-type="date">
            <text:p>4301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9" office:value-type="string" calcext:value-type="string">
            <text:p>Theory : Sorting</text:p>
          </table:table-cell>
          <table:table-cell table:style-name="ce32" table:number-columns-repeated="2"/>
          <table:table-cell table:style-name="ce50" office:value-type="date" office:date-value="2017-10-05" calcext:value-type="date">
            <text:p>4301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7"/>
          <table:covered-table-cell table:style-name="ce66"/>
          <table:covered-table-cell table:style-name="ce47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06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7" calcext:value-type="date">
            <text:p>4301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8" calcext:value-type="date">
            <text:p>4301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09" calcext:value-type="date">
            <text:p>4301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0" calcext:value-type="date">
            <text:p>4301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1" calcext:value-type="date">
            <text:p>43019</text:p>
          </table:table-cell>
          <table:table-cell table:style-name="ce32"/>
          <table:table-cell table:number-columns-repeated="3"/>
        </table:table-row>
        <table:table-row table:style-name="ro3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67" office:value-type="date" office:date-value="2017-10-12" calcext:value-type="date">
            <text:p>43020</text:p>
          </table:table-cell>
          <table:table-cell table:style-name="ce32"/>
          <table:table-cell table:number-columns-repeated="3"/>
        </table:table-row>
        <table:table-row table:style-name="ro11">
          <table:table-cell table:style-name="ce33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32"/>
          <table:covered-table-cell table:style-name="ce67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1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13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4" calcext:value-type="date">
            <text:p>4302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5" calcext:value-type="date">
            <text:p>4302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6" calcext:value-type="date">
            <text:p>4302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7" calcext:value-type="date">
            <text:p>4302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8" calcext:value-type="date">
            <text:p>4302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19" calcext:value-type="date">
            <text:p>4302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string" calcext:value-type="string">
            <text:p>20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1" calcext:value-type="date">
            <text:p>4302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2" calcext:value-type="date">
            <text:p>4303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3" calcext:value-type="date">
            <text:p>4303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4" calcext:value-type="date">
            <text:p>43032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5" calcext:value-type="date">
            <text:p>43033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3 : practice</text:p>
          </table:table-cell>
          <table:table-cell table:style-name="ce32" table:number-columns-repeated="2"/>
          <table:table-cell table:style-name="ce50" office:value-type="date" office:date-value="2017-10-26" calcext:value-type="date">
            <text:p>4303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string" calcext:value-type="string">
            <text:p>27/10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8" calcext:value-type="date">
            <text:p>4303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29" calcext:value-type="date">
            <text:p>4303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Graph : Theory</text:p>
          </table:table-cell>
          <table:table-cell table:style-name="ce32" table:number-columns-repeated="2"/>
          <table:table-cell table:style-name="ce50" office:value-type="date" office:date-value="2017-10-30" calcext:value-type="date">
            <text:p>4303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0-31" calcext:value-type="date">
            <text:p>43039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1" calcext:value-type="date">
            <text:p>43040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2" calcext:value-type="date">
            <text:p>43041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3/11/2017 (Fri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string" calcext:value-type="string">
            <text:p>04/11/2017 (sat)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5" calcext:value-type="date">
            <text:p>43044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6" calcext:value-type="date">
            <text:p>43045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7" calcext:value-type="date">
            <text:p>43046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08" calcext:value-type="date">
            <text:p>43047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63" office:value-type="date" office:date-value="2017-11-09" calcext:value-type="date">
            <text:p>43048</text:p>
          </table:table-cell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44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0" calcext:value-type="date">
            <text:p>4304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1" calcext:value-type="date">
            <text:p>4305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2" calcext:value-type="date">
            <text:p>4305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3" calcext:value-type="date">
            <text:p>43052</text:p>
          </table:table-cell>
          <table:table-cell table:style-name="ce32" office:value-type="string" calcext:value-type="string">
            <text:p>Monday</text:p>
          </table:table-cell>
          <table:table-cell table:style-name="ce32"/>
          <table:table-cell table:style-name="ce50"/>
          <table:table-cell table:style-name="ce32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4" calcext:value-type="date">
            <text:p>4305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5" calcext:value-type="date">
            <text:p>4305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6" calcext:value-type="date">
            <text:p>4305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7" calcext:value-type="date">
            <text:p>4305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8" calcext:value-type="date">
            <text:p>4305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19" calcext:value-type="date">
            <text:p>4305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0" calcext:value-type="date">
            <text:p>4305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1" calcext:value-type="date">
            <text:p>4306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2" calcext:value-type="date">
            <text:p>4306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3" calcext:value-type="date">
            <text:p>4306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4" calcext:value-type="date">
            <text:p>4306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5" calcext:value-type="date">
            <text:p>4306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6" calcext:value-type="date">
            <text:p>4306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7" calcext:value-type="date">
            <text:p>4306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8" calcext:value-type="date">
            <text:p>4306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29" calcext:value-type="date">
            <text:p>4306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4 : practice</text:p>
          </table:table-cell>
          <table:table-cell table:style-name="ce32" table:number-columns-repeated="2"/>
          <table:table-cell table:style-name="ce50" office:value-type="date" office:date-value="2017-11-30" calcext:value-type="date">
            <text:p>4306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1" calcext:value-type="date">
            <text:p>4307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5 : Mathematics : Read Theory</text:p>
          </table:table-cell>
          <table:table-cell table:style-name="ce32" table:number-columns-repeated="2"/>
          <table:table-cell table:style-name="ce50" office:value-type="date" office:date-value="2017-12-02" calcext:value-type="date">
            <text:p>4307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3" calcext:value-type="date">
            <text:p>4307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4" calcext:value-type="date">
            <text:p>4307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5" calcext:value-type="date">
            <text:p>4307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6" calcext:value-type="date">
            <text:p>4307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7" calcext:value-type="date">
            <text:p>4307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8" calcext:value-type="date">
            <text:p>4307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09" calcext:value-type="date">
            <text:p>4307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0" calcext:value-type="date">
            <text:p>4307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1" calcext:value-type="date">
            <text:p>4308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2" calcext:value-type="date">
            <text:p>4308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3" calcext:value-type="date">
            <text:p>4308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4" calcext:value-type="date">
            <text:p>4308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5" calcext:value-type="date">
            <text:p>4308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6" calcext:value-type="date">
            <text:p>4308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7" calcext:value-type="date">
            <text:p>4308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8" calcext:value-type="date">
            <text:p>4308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19" calcext:value-type="date">
            <text:p>4308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0" calcext:value-type="date">
            <text:p>4308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5 : practice</text:p>
          </table:table-cell>
          <table:table-cell table:style-name="ce32" table:number-columns-repeated="2"/>
          <table:table-cell table:style-name="ce50" office:value-type="date" office:date-value="2017-12-21" calcext:value-type="date">
            <text:p>4309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2" calcext:value-type="date">
            <text:p>4309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3" calcext:value-type="date">
            <text:p>4309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6 : String Processing : Read Theory</text:p>
          </table:table-cell>
          <table:table-cell table:style-name="ce32" table:number-columns-repeated="2"/>
          <table:table-cell table:style-name="ce50" office:value-type="date" office:date-value="2017-12-24" calcext:value-type="date">
            <text:p>4309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5" calcext:value-type="date">
            <text:p>4309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6" calcext:value-type="date">
            <text:p>4309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7" calcext:value-type="date">
            <text:p>4309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8" calcext:value-type="date">
            <text:p>4309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29" calcext:value-type="date">
            <text:p>4309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0" calcext:value-type="date">
            <text:p>4309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7-12-31" calcext:value-type="date">
            <text:p>4310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1" calcext:value-type="date">
            <text:p>4310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2" calcext:value-type="date">
            <text:p>4310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3" calcext:value-type="date">
            <text:p>4310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4" calcext:value-type="date">
            <text:p>4310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5" calcext:value-type="date">
            <text:p>4310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6" calcext:value-type="date">
            <text:p>4310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7" calcext:value-type="date">
            <text:p>4310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8" calcext:value-type="date">
            <text:p>4310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09" calcext:value-type="date">
            <text:p>4310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0" calcext:value-type="date">
            <text:p>4311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1" calcext:value-type="date">
            <text:p>4311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2" calcext:value-type="date">
            <text:p>4311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3" calcext:value-type="date">
            <text:p>4311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4" calcext:value-type="date">
            <text:p>4311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5" calcext:value-type="date">
            <text:p>4311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6" calcext:value-type="date">
            <text:p>4311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7" calcext:value-type="date">
            <text:p>4311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6 : practice</text:p>
          </table:table-cell>
          <table:table-cell table:style-name="ce32" table:number-columns-repeated="2"/>
          <table:table-cell table:style-name="ce50" office:value-type="date" office:date-value="2018-01-18" calcext:value-type="date">
            <text:p>4311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3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19" calcext:value-type="date">
            <text:p>4311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0" calcext:value-type="date">
            <text:p>4312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7 : Geometry: Read Theory</text:p>
          </table:table-cell>
          <table:table-cell table:style-name="ce32" table:number-columns-repeated="2"/>
          <table:table-cell table:style-name="ce50" office:value-type="date" office:date-value="2018-01-21" calcext:value-type="date">
            <text:p>4312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2" calcext:value-type="date">
            <text:p>4312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3" calcext:value-type="date">
            <text:p>4312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style-name="ce32" table:number-columns-repeated="2"/>
          <table:table-cell table:style-name="ce50" office:value-type="date" office:date-value="2018-01-24" calcext:value-type="date">
            <text:p>4312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5" calcext:value-type="date">
            <text:p>4312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6" calcext:value-type="date">
            <text:p>4312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7" calcext:value-type="date">
            <text:p>4312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8" calcext:value-type="date">
            <text:p>4312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29" calcext:value-type="date">
            <text:p>4312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0" calcext:value-type="date">
            <text:p>4313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1-31" calcext:value-type="date">
            <text:p>4313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1" calcext:value-type="date">
            <text:p>4313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6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2" calcext:value-type="date">
            <text:p>4313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3" calcext:value-type="date">
            <text:p>4313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4" calcext:value-type="date">
            <text:p>4313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5" calcext:value-type="date">
            <text:p>4313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6" calcext:value-type="date">
            <text:p>4313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7" calcext:value-type="date">
            <text:p>4313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7 : practice</text:p>
          </table:table-cell>
          <table:table-cell table:number-columns-repeated="2"/>
          <table:table-cell table:style-name="ce50" office:value-type="date" office:date-value="2018-02-08" calcext:value-type="date">
            <text:p>4313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09" calcext:value-type="date">
            <text:p>4314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0" calcext:value-type="date">
            <text:p>4314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7" office:value-type="string" calcext:value-type="string">
            <text:p>Chapter8 : More advanced Topics <text:s/>Theory</text:p>
          </table:table-cell>
          <table:table-cell table:number-columns-repeated="2"/>
          <table:table-cell table:style-name="ce50" office:value-type="date" office:date-value="2018-02-11" calcext:value-type="date">
            <text:p>4314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2" calcext:value-type="date">
            <text:p>4314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3" calcext:value-type="date">
            <text:p>4314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4" calcext:value-type="date">
            <text:p>4314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5" calcext:value-type="date">
            <text:p>4314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6" calcext:value-type="date">
            <text:p>4314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7" calcext:value-type="date">
            <text:p>4314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8" calcext:value-type="date">
            <text:p>4314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19" calcext:value-type="date">
            <text:p>4315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0" calcext:value-type="date">
            <text:p>4315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1" calcext:value-type="date">
            <text:p>4315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2" calcext:value-type="date">
            <text:p>4315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3" calcext:value-type="date">
            <text:p>4315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4" calcext:value-type="date">
            <text:p>4315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5" calcext:value-type="date">
            <text:p>4315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6" calcext:value-type="date">
            <text:p>4315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7" calcext:value-type="date">
            <text:p>4315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2-28" calcext:value-type="date">
            <text:p>4315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1" calcext:value-type="date">
            <text:p>4316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2" calcext:value-type="date">
            <text:p>4316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3" calcext:value-type="date">
            <text:p>4316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4" calcext:value-type="date">
            <text:p>4316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5" calcext:value-type="date">
            <text:p>4316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6" calcext:value-type="date">
            <text:p>4316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7" calcext:value-type="date">
            <text:p>4316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8 : practice</text:p>
          </table:table-cell>
          <table:table-cell table:number-columns-repeated="2"/>
          <table:table-cell table:style-name="ce50" office:value-type="date" office:date-value="2018-03-08" calcext:value-type="date">
            <text:p>4316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09" calcext:value-type="date">
            <text:p>4316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0" calcext:value-type="date">
            <text:p>4316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Chapter9 : Rare Topics : Theory</text:p>
          </table:table-cell>
          <table:table-cell table:number-columns-repeated="2"/>
          <table:table-cell table:style-name="ce50" office:value-type="date" office:date-value="2018-03-11" calcext:value-type="date">
            <text:p>4317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2" calcext:value-type="date">
            <text:p>4317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3" calcext:value-type="date">
            <text:p>4317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4" calcext:value-type="date">
            <text:p>4317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5" calcext:value-type="date">
            <text:p>4317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6" calcext:value-type="date">
            <text:p>4317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7" calcext:value-type="date">
            <text:p>4317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8" calcext:value-type="date">
            <text:p>4317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19" calcext:value-type="date">
            <text:p>4317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0" calcext:value-type="date">
            <text:p>4317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1" calcext:value-type="date">
            <text:p>4318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2" calcext:value-type="date">
            <text:p>4318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3" calcext:value-type="date">
            <text:p>4318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4" calcext:value-type="date">
            <text:p>4318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5" calcext:value-type="date">
            <text:p>4318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6" calcext:value-type="date">
            <text:p>4318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7" calcext:value-type="date">
            <text:p>4318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8" calcext:value-type="date">
            <text:p>4318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8" office:value-type="string" calcext:value-type="string">
            <text:p>Chapter9 : practice</text:p>
          </table:table-cell>
          <table:table-cell table:number-columns-repeated="2"/>
          <table:table-cell table:style-name="ce50" office:value-type="date" office:date-value="2018-03-29" calcext:value-type="date">
            <text:p>4318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0" calcext:value-type="date">
            <text:p>4318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3-31" calcext:value-type="date">
            <text:p>4319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1" calcext:value-type="date">
            <text:p>4319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2" calcext:value-type="date">
            <text:p>4319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3" calcext:value-type="date">
            <text:p>4319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4" calcext:value-type="date">
            <text:p>4319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5" calcext:value-type="date">
            <text:p>4319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6" calcext:value-type="date">
            <text:p>4319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7" calcext:value-type="date">
            <text:p>4319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8" calcext:value-type="date">
            <text:p>4319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09" calcext:value-type="date">
            <text:p>4319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0" calcext:value-type="date">
            <text:p>4320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1" calcext:value-type="date">
            <text:p>4320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 office:value-type="date" office:date-value="2018-04-12" calcext:value-type="date">
            <text:p>4320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3" calcext:value-type="date">
            <text:p>4320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4" calcext:value-type="date">
            <text:p>4320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5" calcext:value-type="date">
            <text:p>4320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6" calcext:value-type="date">
            <text:p>4320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7" calcext:value-type="date">
            <text:p>4320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8" calcext:value-type="date">
            <text:p>4320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19" calcext:value-type="date">
            <text:p>4320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0" calcext:value-type="date">
            <text:p>4321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1" calcext:value-type="date">
            <text:p>4321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2" calcext:value-type="date">
            <text:p>4321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3" calcext:value-type="date">
            <text:p>4321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4" calcext:value-type="date">
            <text:p>4321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5" calcext:value-type="date">
            <text:p>4321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6" calcext:value-type="date">
            <text:p>4321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7" calcext:value-type="date">
            <text:p>4321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8" calcext:value-type="date">
            <text:p>4321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29" calcext:value-type="date">
            <text:p>4321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4-30" calcext:value-type="date">
            <text:p>4322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1" calcext:value-type="date">
            <text:p>4322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2" calcext:value-type="date">
            <text:p>4322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3" calcext:value-type="date">
            <text:p>4322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4" calcext:value-type="date">
            <text:p>4322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5" calcext:value-type="date">
            <text:p>4322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6" calcext:value-type="date">
            <text:p>4322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7" calcext:value-type="date">
            <text:p>4322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8" calcext:value-type="date">
            <text:p>4322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09" calcext:value-type="date">
            <text:p>4322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0" calcext:value-type="date">
            <text:p>4323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1" calcext:value-type="date">
            <text:p>4323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2" calcext:value-type="date">
            <text:p>4323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3" calcext:value-type="date">
            <text:p>4323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4" calcext:value-type="date">
            <text:p>4323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5" calcext:value-type="date">
            <text:p>4323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6" calcext:value-type="date">
            <text:p>4323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7" calcext:value-type="date">
            <text:p>4323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8" calcext:value-type="date">
            <text:p>4323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19" calcext:value-type="date">
            <text:p>4323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0" calcext:value-type="date">
            <text:p>4324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1" calcext:value-type="date">
            <text:p>4324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2" calcext:value-type="date">
            <text:p>4324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3" calcext:value-type="date">
            <text:p>4324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4" calcext:value-type="date">
            <text:p>4324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5" calcext:value-type="date">
            <text:p>4324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6" calcext:value-type="date">
            <text:p>4324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7" calcext:value-type="date">
            <text:p>4324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8" calcext:value-type="date">
            <text:p>4324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29" calcext:value-type="date">
            <text:p>4324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0" calcext:value-type="date">
            <text:p>4325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5-31" calcext:value-type="date">
            <text:p>4325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1" calcext:value-type="date">
            <text:p>4325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2" calcext:value-type="date">
            <text:p>4325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3" calcext:value-type="date">
            <text:p>4325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4" calcext:value-type="date">
            <text:p>4325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5" calcext:value-type="date">
            <text:p>4325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6" calcext:value-type="date">
            <text:p>4325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7" calcext:value-type="date">
            <text:p>4325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8" calcext:value-type="date">
            <text:p>4325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09" calcext:value-type="date">
            <text:p>4326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0" calcext:value-type="date">
            <text:p>4326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1" calcext:value-type="date">
            <text:p>4326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2" calcext:value-type="date">
            <text:p>4326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3" calcext:value-type="date">
            <text:p>4326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4" calcext:value-type="date">
            <text:p>4326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5" calcext:value-type="date">
            <text:p>43266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6" calcext:value-type="date">
            <text:p>43267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7" calcext:value-type="date">
            <text:p>43268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8" calcext:value-type="date">
            <text:p>43269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19" calcext:value-type="date">
            <text:p>43270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0" calcext:value-type="date">
            <text:p>43271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ACM ICPC World Final Problems</text:p>
          </table:table-cell>
          <table:table-cell table:number-columns-repeated="2"/>
          <table:table-cell table:style-name="ce50" office:value-type="date" office:date-value="2018-06-21" calcext:value-type="date">
            <text:p>43272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1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2" calcext:value-type="date">
            <text:p>43273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3" calcext:value-type="date">
            <text:p>43274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4" calcext:value-type="date">
            <text:p>43275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5" calcext:value-type="date">
            <text:p>43276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6" calcext:value-type="date">
            <text:p>43277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7" calcext:value-type="date">
            <text:p>43278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8" calcext:value-type="date">
            <text:p>43279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29" calcext:value-type="date">
            <text:p>43280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6-30" calcext:value-type="date">
            <text:p>43281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1" calcext:value-type="date">
            <text:p>43282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2" calcext:value-type="date">
            <text:p>43283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3" calcext:value-type="date">
            <text:p>43284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4" calcext:value-type="date">
            <text:p>43285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5" calcext:value-type="date">
            <text:p>43286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6" calcext:value-type="date">
            <text:p>43287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7" calcext:value-type="date">
            <text:p>43288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8" calcext:value-type="date">
            <text:p>43289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09" calcext:value-type="date">
            <text:p>43290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0" calcext:value-type="date">
            <text:p>43291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1" calcext:value-type="date">
            <text:p>43292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2" calcext:value-type="date">
            <text:p>43293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3" calcext:value-type="date">
            <text:p>43294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4" calcext:value-type="date">
            <text:p>43295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5" calcext:value-type="date">
            <text:p>43296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6" calcext:value-type="date">
            <text:p>43297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7" calcext:value-type="date">
            <text:p>43298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8" calcext:value-type="date">
            <text:p>43299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19" calcext:value-type="date">
            <text:p>43300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0" calcext:value-type="date">
            <text:p>43301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1" calcext:value-type="date">
            <text:p>43302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2" calcext:value-type="date">
            <text:p>43303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3" calcext:value-type="date">
            <text:p>43304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4" calcext:value-type="date">
            <text:p>43305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5" calcext:value-type="date">
            <text:p>43306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6" calcext:value-type="date">
            <text:p>43307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7" calcext:value-type="date">
            <text:p>43308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8" calcext:value-type="date">
            <text:p>43309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29" calcext:value-type="date">
            <text:p>43310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0" calcext:value-type="date">
            <text:p>43311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7-31" calcext:value-type="date">
            <text:p>43312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1" calcext:value-type="date">
            <text:p>43313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2" calcext:value-type="date">
            <text:p>43314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38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3" calcext:value-type="date">
            <text:p>43315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4" calcext:value-type="date">
            <text:p>43316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5" calcext:value-type="date">
            <text:p>43317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6" calcext:value-type="date">
            <text:p>43318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7" calcext:value-type="date">
            <text:p>43319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8" calcext:value-type="date">
            <text:p>43320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09" calcext:value-type="date">
            <text:p>43321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0" calcext:value-type="date">
            <text:p>43322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1" calcext:value-type="date">
            <text:p>43323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2" calcext:value-type="date">
            <text:p>43324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3" calcext:value-type="date">
            <text:p>43325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4" calcext:value-type="date">
            <text:p>43326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5" calcext:value-type="date">
            <text:p>43327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6" calcext:value-type="date">
            <text:p>43328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7" calcext:value-type="date">
            <text:p>43329</text:p>
          </table:table-cell>
          <table:table-cell table:style-name="ce34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8" calcext:value-type="date">
            <text:p>43330</text:p>
          </table:table-cell>
          <table:table-cell table:style-name="ce32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19" calcext:value-type="date">
            <text:p>43331</text:p>
          </table:table-cell>
          <table:table-cell table:style-name="ce32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0" calcext:value-type="date">
            <text:p>43332</text:p>
          </table:table-cell>
          <table:table-cell table:style-name="ce32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8" office:value-type="date" office:date-value="2018-08-21" calcext:value-type="date">
            <text:p>43333</text:p>
          </table:table-cell>
          <table:table-cell table:style-name="ce32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50" office:value-type="date" office:date-value="2018-08-22" calcext:value-type="date">
            <text:p>43334</text:p>
          </table:table-cell>
          <table:table-cell table:style-name="ce32" office:value-type="string" calcext:value-type="string">
            <text:p>Wednesday</text:p>
          </table:table-cell>
          <table:table-cell table:number-columns-repeated="3"/>
        </table:table-row>
        <table:table-row table:style-name="ro3">
          <table:table-cell table:style-name="ce40" office:value-type="string" calcext:value-type="string">
            <text:p>Very Advanced Datastructres and Techniques</text:p>
          </table:table-cell>
          <table:table-cell table:number-columns-repeated="2"/>
          <table:table-cell table:style-name="ce69" office:value-type="date" office:date-value="2018-08-23" calcext:value-type="date">
            <text:p>43335</text:p>
          </table:table-cell>
          <table:table-cell table:style-name="ce32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50"/>
          <table:covered-table-cell table:style-name="ce32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10">
          <table:table-cell table:number-columns-repeated="3"/>
          <table:table-cell table:style-name="ce50"/>
          <table:table-cell table:style-name="ce34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50"/>
          <table:table-cell table:style-name="ce32"/>
          <table:table-cell table:number-columns-repeated="3"/>
        </table:table-row>
        <table:table-row table:style-name="ro7" table:number-rows-repeated="1048077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13" table:default-cell-style-name="ce136"/>
        <table:table-column table:style-name="co6" table:number-columns-repeated="15" table:default-cell-style-name="ce136"/>
        <table:table-row table:style-name="ro3">
          <table:table-cell table:style-name="ce135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137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139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1">
          <table:table-cell table:style-name="ce138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139"/>
          <table:table-cell table:number-columns-repeated="15"/>
        </table:table-row>
        <table:table-row table:style-name="ro1">
          <table:table-cell table:style-name="ce131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8">
          <table:table-cell table:style-name="ce140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1">
          <table:table-cell table:style-name="ce140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1">
          <table:table-cell table:style-name="ce140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9"/>
        <table:table-row table:style-name="ro8">
          <table:table-cell table:style-name="ce54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55"/>
        </table:table-row>
        <table:table-row table:style-name="ro8">
          <table:table-cell table:style-name="ce5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8">
          <table:table-cell table:style-name="ce5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8">
          <table:table-cell table:style-name="ce56" office:value-type="string" calcext:value-type="string">
            <text:p>Weekdays : <text:s/>8 to 11am</text:p>
          </table:table-cell>
        </table:table-row>
        <table:table-row table:style-name="ro1">
          <table:table-cell table:style-name="ce58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59" office:value-type="string" calcext:value-type="string">
            <text:p>1 month <text:s/>: <text:s/>100</text:p>
          </table:table-cell>
        </table:table-row>
        <table:table-row table:style-name="ro1">
          <table:table-cell table:style-name="ce59" office:value-type="string" calcext:value-type="string">
            <text:p>3 months : 300 </text:p>
          </table:table-cell>
        </table:table-row>
        <table:table-row table:style-name="ro1">
          <table:table-cell table:style-name="ce59" office:value-type="string" calcext:value-type="string">
            <text:p>9 months : 900</text:p>
          </table:table-cell>
        </table:table-row>
        <table:table-row table:style-name="ro1">
          <table:table-cell table:style-name="ce60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61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58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1:10:32.256318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9-13T11:10:48.988487757</dc:date>
    <meta:editing-duration>P1DT3H37S</meta:editing-duration>
    <meta:editing-cycles>1237</meta:editing-cycles>
    <meta:generator>LibreOffice/4.2.3.3$Linux_X86_64 LibreOffice_project/420m0$Build-3</meta:generator>
    <meta:document-statistic meta:table-count="3" meta:cell-count="1365" meta:object-count="0"/>
  </office:meta>
</office:document-meta>
</file>